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13b3c1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01821" officeooo:paragraph-rsid="0015a1dc" style:font-weight-asian="bold" style:font-weight-complex="bold"/>
    </style:style>
    <style:style style:name="P4" style:family="paragraph" style:parent-style-name="Standard">
      <style:text-properties fo:font-weight="bold" officeooo:rsid="0009a03a" officeooo:paragraph-rsid="0009a03a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dbeb3" officeooo:paragraph-rsid="000dbeb3" style:font-weight-asian="bold" style:font-weight-complex="bold"/>
    </style:style>
    <style:style style:name="P7" style:family="paragraph" style:parent-style-name="Standard">
      <style:text-properties fo:font-weight="bold" officeooo:rsid="000e883c" officeooo:paragraph-rsid="000e883c" style:font-weight-asian="bold" style:font-weight-complex="bold"/>
    </style:style>
    <style:style style:name="P8" style:family="paragraph" style:parent-style-name="Standard">
      <style:text-properties fo:font-weight="bold" officeooo:rsid="00118c09" officeooo:paragraph-rsid="00118c09" style:font-weight-asian="bold" style:font-weight-complex="bold"/>
    </style:style>
    <style:style style:name="P9" style:family="paragraph" style:parent-style-name="Standard">
      <style:text-properties fo:font-weight="bold" officeooo:rsid="0012013f" officeooo:paragraph-rsid="0012013f" style:font-weight-asian="bold" style:font-weight-complex="bold"/>
    </style:style>
    <style:style style:name="P10" style:family="paragraph" style:parent-style-name="Standard">
      <style:text-properties fo:font-weight="bold" officeooo:rsid="0013b3c1" officeooo:paragraph-rsid="0013b3c1" style:font-weight-asian="bold" style:font-weight-complex="bold"/>
    </style:style>
    <style:style style:name="P11" style:family="paragraph" style:parent-style-name="Standard">
      <style:text-properties fo:font-weight="bold" officeooo:rsid="001746a2" officeooo:paragraph-rsid="001746a2" style:font-weight-asian="bold" style:font-weight-complex="bold"/>
    </style:style>
    <style:style style:name="P12" style:family="paragraph" style:parent-style-name="Standard">
      <style:text-properties fo:font-weight="bold" officeooo:rsid="001bb5d0" officeooo:paragraph-rsid="001bb5d0" style:font-weight-asian="bold" style:font-weight-complex="bold"/>
    </style:style>
    <style:style style:name="P13" style:family="paragraph" style:parent-style-name="Standard">
      <style:text-properties fo:font-weight="bold" officeooo:rsid="001c81f0" officeooo:paragraph-rsid="001c81f0" style:font-weight-asian="bold" style:font-weight-complex="bold"/>
    </style:style>
    <style:style style:name="P14" style:family="paragraph" style:parent-style-name="Standard">
      <style:text-properties fo:font-weight="bold" officeooo:rsid="001f42f3" officeooo:paragraph-rsid="001f42f3" style:font-weight-asian="bold" style:font-weight-complex="bold"/>
    </style:style>
    <style:style style:name="P15" style:family="paragraph" style:parent-style-name="Standard">
      <style:text-properties fo:font-weight="bold" officeooo:paragraph-rsid="0021a4e1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fo:font-weight="bold" officeooo:paragraph-rsid="0021a4e1" style:font-weight-asian="bold" style:font-weight-complex="bold"/>
    </style:style>
    <style:style style:name="P17" style:family="paragraph" style:parent-style-name="Standard">
      <style:text-properties fo:font-weight="bold" officeooo:rsid="0021a4e1" officeooo:paragraph-rsid="0021a4e1" style:font-weight-asian="bold" style:font-weight-complex="bold"/>
    </style:style>
    <style:style style:name="P18" style:family="paragraph" style:parent-style-name="Standard">
      <style:text-properties fo:font-weight="bold" officeooo:paragraph-rsid="0009a03a"/>
    </style:style>
    <style:style style:name="P19" style:family="paragraph" style:parent-style-name="Standard">
      <style:text-properties fo:color="#000000" loext:opacity="100%" fo:font-weight="bold" officeooo:rsid="000b856b" officeooo:paragraph-rsid="000b856b" style:font-weight-asian="bold" style:font-weight-complex="bold"/>
    </style:style>
    <style:style style:name="P20" style:family="paragraph" style:parent-style-name="Standard">
      <style:text-properties fo:color="#000000" loext:opacity="100%" fo:font-weight="bold" officeooo:rsid="000d1263" officeooo:paragraph-rsid="000d1263" style:font-weight-asian="bold" style:font-weight-complex="bold"/>
    </style:style>
    <style:style style:name="P21" style:family="paragraph" style:parent-style-name="Standard">
      <style:text-properties fo:color="#ff0000" loext:opacity="100%" fo:font-weight="bold" style:font-weight-asian="bold" style:font-weight-complex="bold"/>
    </style:style>
    <style:style style:name="P22" style:family="paragraph" style:parent-style-name="Standard">
      <style:text-properties fo:font-variant="normal" fo:text-transform="none" fo:color="#343541" loext:opacity="100%" style:font-name="Liberation Serif" fo:font-size="12pt" fo:letter-spacing="normal" fo:font-style="normal" fo:font-weight="bold" officeooo:paragraph-rsid="0014d7f1" style:font-weight-asian="bold" style:font-weight-complex="bold"/>
    </style:style>
    <style:style style:name="P23" style:family="paragraph" style:parent-style-name="Standard">
      <style:text-properties fo:color="#111111" loext:opacity="100%" fo:font-weight="bold" officeooo:rsid="000d1ea9" officeooo:paragraph-rsid="000d1ea9" style:font-weight-asian="bold" style:font-weight-complex="bold"/>
    </style:style>
    <style:style style:name="P24" style:family="paragraph" style:parent-style-name="Standard">
      <style:text-properties fo:color="#111111" loext:opacity="100%" fo:font-weight="bold" officeooo:rsid="0019e3cc" officeooo:paragraph-rsid="0019e3cc" style:font-weight-asian="bold" style:font-weight-complex="bold"/>
    </style:style>
    <style:style style:name="P25" style:family="paragraph" style:parent-style-name="Standard">
      <style:text-properties fo:color="#111111" loext:opacity="100%" fo:font-weight="bold" officeooo:rsid="000d1263" style:font-weight-asian="bold" style:font-weight-complex="bold"/>
    </style:style>
    <style:style style:name="P26" style:family="paragraph" style:parent-style-name="Standard">
      <style:text-properties fo:color="#111111" loext:opacity="100%" fo:font-weight="bold" officeooo:rsid="0015a1dc" officeooo:paragraph-rsid="0015a1dc" style:font-weight-asian="bold" style:font-weight-complex="bold"/>
    </style:style>
    <style:style style:name="P27" style:family="paragraph" style:parent-style-name="Standard">
      <style:text-properties fo:color="#111111" loext:opacity="100%" style:font-name="Liberation Serif" fo:font-weight="bold" officeooo:rsid="0014d7f1" officeooo:paragraph-rsid="0014d7f1" style:font-weight-asian="bold" style:font-weight-complex="bold"/>
    </style:style>
    <style:style style:name="P28" style:family="paragraph" style:parent-style-name="Standard">
      <style:text-properties fo:color="#111111" loext:opacity="100%" officeooo:rsid="0015a1dc" officeooo:paragraph-rsid="0015a1dc"/>
    </style:style>
    <style:style style:name="P29" style:family="paragraph" style:parent-style-name="Standard">
      <style:text-properties fo:color="#111111" loext:opacity="100%"/>
    </style:style>
    <style:style style:name="P30" style:family="paragraph" style:parent-style-name="Standard">
      <style:text-properties fo:color="#111111" loext:opacity="100%" officeooo:rsid="000d1263"/>
    </style:style>
    <style:style style:name="P31" style:family="paragraph" style:parent-style-name="Standard">
      <style:text-properties officeooo:paragraph-rsid="0015a1dc"/>
    </style:style>
    <style:style style:name="P32" style:family="paragraph" style:parent-style-name="Standard">
      <style:text-properties fo:color="#ff4000" loext:opacity="100%" fo:font-weight="bold" style:font-weight-asian="bold" style:font-weight-complex="bold"/>
    </style:style>
    <style:style style:name="P33" style:family="paragraph" style:parent-style-name="Standard">
      <style:text-properties fo:color="#1c1c1c" loext:opacity="100%" fo:font-weight="bold" officeooo:rsid="00183010" officeooo:paragraph-rsid="00183010" style:font-weight-asian="bold" style:font-weight-complex="bold"/>
    </style:style>
    <style:style style:name="P34" style:family="paragraph" style:parent-style-name="Standard">
      <style:text-properties fo:color="#1c1c1c" loext:opacity="100%" fo:font-weight="bold" style:font-weight-asian="bold" style:font-weight-complex="bold"/>
    </style:style>
    <style:style style:name="P35" style:family="paragraph" style:parent-style-name="Standard">
      <style:text-properties fo:color="#1c1c1c" loext:opacity="100%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263" style:font-weight-asian="bold" style:font-weight-complex="bold"/>
    </style:style>
    <style:style style:name="T3" style:family="text">
      <style:text-properties fo:font-weight="bold" officeooo:rsid="00101821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101821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111111" loext:opacity="100%" officeooo:rsid="000d1263"/>
    </style:style>
    <style:style style:name="T9" style:family="text">
      <style:text-properties fo:font-variant="normal" fo:text-transform="none" fo:color="#343541" loext:opacity="100%" style:font-name="Liberation Serif" fo:font-size="12pt" fo:letter-spacing="normal" fo:font-style="normal" style:font-weight-asian="bold" style:font-weight-complex="bold"/>
    </style:style>
    <style:style style:name="T10" style:family="text">
      <style:text-properties officeooo:rsid="0009a03a" style:font-weight-asian="bold" style:font-weight-complex="bold"/>
    </style:style>
    <style:style style:name="T11" style:family="text">
      <style:text-properties officeooo:rsid="00141984"/>
    </style:style>
    <style:style style:name="T12" style:family="text">
      <style:text-properties officeooo:rsid="0015154d"/>
    </style:style>
    <style:style style:name="T13" style:family="text">
      <style:text-properties fo:color="#ff4000" loext:opacity="100%" fo:font-weight="bold" style:font-weight-asian="bold" style:font-weight-complex="bold"/>
    </style:style>
    <style:style style:name="T14" style:family="text">
      <style:text-properties fo:color="#1c1c1c" loext:opacity="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pan text:style-name="T5">Write a Python program to print the following string in a specific format (see the output).</text:span></text:p>
      <text:p text:style-name="P1">Sample String : "Twinkle, twinkle, little star, How I wonder what you are! Up above the world so high, Like a diamond in the sky. Twinkle, twinkle, little star, How I wonder what you are"</text:p>
      <text:p text:style-name="Standard"/>
      <text:p text:style-name="Standard">Output :</text:p>
      <text:p text:style-name="Standard"/>
      <text:p text:style-name="Standard">Twinkle, twinkle, little star,</text:p>
      <text:p text:style-name="Standard"><text:tab/>How I wonder what you are! </text:p>
      <text:p text:style-name="Standard"><text:tab/><text:tab/>Up above the world so high, <text:s text:c="2"/><text:tab/><text:tab/></text:p>
      <text:p text:style-name="Standard"><text:tab/><text:tab/>Like a diamond in the sky. </text:p>
      <text:p text:style-name="Standard">Twinkle, twinkle, little star, </text:p>
      <text:p text:style-name="Standard"><text:tab/>How I wonder what you are</text:p>
      <text:p text:style-name="Standard"/>
      <text:p text:style-name="P4">code :-</text:p>
      <text:p text:style-name="P18"><text:span text:style-name="T10"><text:tab/></text:span><text:span text:style-name="T9">print("Twinkle,twinkle,little star,\n \t How I wonder what you are ! \n \t \t up above the world so high ,\n \t \t Like a diamond in the sky.\n twinkle twinkle littele star , \n \t How I wonder what you are !")</text:span></text:p>
      <text:p text:style-name="P4"/>
      <text:p text:style-name="P4"/>
      <text:p text:style-name="Standard">2.<text:span text:style-name="T1"> </text:span><text:span text:style-name="T5">Write a Python program to find out what version of Python you are using.</text:span></text:p>
      <text:p text:style-name="P1"/>
      <text:p text:style-name="P19">Code :-</text:p>
      <text:p text:style-name="P19"/>
      <text:p text:style-name="P19"><text:tab/> <text:s text:c="4"/>import sys</text:p>
      <text:p text:style-name="P19"><text:tab/> <text:s text:c="4"/>print(sys.version)</text:p>
      <text:p text:style-name="Standard">.</text:p>
      <text:p text:style-name="Standard"/>
      <text:p text:style-name="Standard">3.<text:span text:style-name="T4"> </text:span><text:span text:style-name="T5">Write a Python program to display the current date and time.</text:span></text:p>
      <text:p text:style-name="Standard">Sample Output :</text:p>
      <text:p text:style-name="Standard">Current date and time :</text:p>
      <text:p text:style-name="Standard">2014-07-05 14:34:14</text:p>
      <text:p text:style-name="Standard"/>
      <text:p text:style-name="Standard"/>
      <text:p text:style-name="P19">code :-</text:p>
      <text:p text:style-name="P19"/>
      <text:p text:style-name="P19"><text:s text:c="11"/>import datetime</text:p>
      <text:p text:style-name="P19"><text:tab/>print(datetime.datetime.now())</text:p>
      <text:p text:style-name="Standard">.</text:p>
      <text:p text:style-name="Standard"/>
      <text:p text:style-name="Standard">4. <text:span text:style-name="T5">Write a Python program that calculates the area of a circle based on the radius entered by the</text:span> <text:span text:style-name="T7">user.</text:span></text:p>
      <text:p text:style-name="P21">Sample Output :</text:p>
      <text:p text:style-name="P21">r = 1.1</text:p>
      <text:p text:style-name="P21">Area = 3.8013271108436504</text:p>
      <text:p text:style-name="Standard"/>
      <text:p text:style-name="P20">code:-</text:p>
      <text:p text:style-name="Standard"><text:tab/><text:span text:style-name="T2">import math</text:span></text:p>
      <text:p text:style-name="P5"><text:tab/><text:span text:style-name="T8">r=float(input(“enter the radius:”,)</text:span></text:p>
      <text:p text:style-name="P25"><text:tab/>print(“radius of circle is”,r)</text:p>
      <text:p text:style-name="P25"><text:tab/>area=math.pi*r*r</text:p>
      <text:p text:style-name="P25"><text:tab/>print(“area of circle is :”,area)</text:p>
      <text:p text:style-name="P30"><text:soft-page-break/></text:p>
      <text:p text:style-name="Standard"/>
      <text:p text:style-name="Standard">5.<text:span text:style-name="T5"> Write a Python program that accepts the user's first and last name and prints them in reverse order with a space between them.</text:span></text:p>
      <text:p text:style-name="P1"/>
      <text:p text:style-name="P23">Code :-</text:p>
      <text:p text:style-name="P23"/>
      <text:p text:style-name="P23"><text:tab/>S1 = input("enter the first name :",)</text:p>
      <text:p text:style-name="P23"><text:tab/>S2 = input ("enter the last name :,")</text:p>
      <text:p text:style-name="P23"><text:tab/>S3 = S1 + S2</text:p>
      <text:p text:style-name="P23"><text:tab/>print(S3)</text:p>
      <text:p text:style-name="P23"><text:tab/>print(S3[::-1])</text:p>
      <text:p text:style-name="Standard"/>
      <text:p text:style-name="Standard">6. <text:span text:style-name="T5">Write a Python program that accepts a sequence of comma-separated numbers from the user and generates a list and a tuple of those numbers.</text:span></text:p>
      <text:p text:style-name="P1">Sample data : 3, 5, 7, 23</text:p>
      <text:p text:style-name="Standard">Output :</text:p>
      <text:p text:style-name="Standard">List : ['3', ' 5', ' 7', ' 23']</text:p>
      <text:p text:style-name="Standard">Tuple : ('3', ' 5', ' 7', ' 23')</text:p>
      <text:p text:style-name="P5"/>
      <text:p text:style-name="P6">code:-</text:p>
      <text:p text:style-name="P6"/>
      <text:p text:style-name="P6"><text:tab/>sdata=input("enter the comma separated values:- ",)</text:p>
      <text:p text:style-name="P6"><text:tab/>splitting=sdata.split(',')</text:p>
      <text:p text:style-name="P6"><text:tab/>slist = [int(num) for num in splitting]</text:p>
      <text:p text:style-name="P6"><text:tab/>stuple=tuple(slist)</text:p>
      <text:p text:style-name="P6"><text:tab/>print(slist)</text:p>
      <text:p text:style-name="P6"><text:tab/>print(stuple) </text:p>
      <text:p text:style-name="Standard">.</text:p>
      <text:p text:style-name="Standard"/>
      <text:p text:style-name="Standard"/>
      <text:p text:style-name="Standard">7. <text:span text:style-name="T5">Write a Python program that accepts a filename from the user and prints the extension of the file.</text:span></text:p>
      <text:p text:style-name="P1">Sample filename : abc.java</text:p>
      <text:p text:style-name="Standard">Output : java</text:p>
      <text:p text:style-name="Standard"/>
      <text:p text:style-name="Standard"/>
      <text:p text:style-name="P7">code :-</text:p>
      <text:p text:style-name="P7"><text:tab/>import pathlib</text:p>
      <text:p text:style-name="P7"><text:tab/>extension = pathlib.path(“siva.py”).suffix</text:p>
      <text:p text:style-name="P7"><text:tab/>print(extension)</text:p>
      <text:p text:style-name="P5"/>
      <text:p text:style-name="Standard"/>
      <text:p text:style-name="Standard">8.<text:span text:style-name="T1"> </text:span><text:span text:style-name="T5">Write a Python program to display the first and last colors from the following list.</text:span></text:p>
      <text:p text:style-name="P1">color_list = ["Red","Green","White" ,"Black"]</text:p>
      <text:p text:style-name="Standard"/>
      <text:p text:style-name="P7">code :-</text:p>
      <text:p text:style-name="P7"><text:s/></text:p>
      <text:p text:style-name="P7"><text:tab/>color_list = [“red”,”green”,”white”,”black”’</text:p>
      <text:p text:style-name="P7"><text:tab/>print(color_list[0],color_list[-1])</text:p>
      <text:p text:style-name="P5"/>
      <text:p text:style-name="Standard"><text:soft-page-break/>9. <text:span text:style-name="T5">Write a Python program to display the examination schedule. (extract the date from exam_st_date).</text:span></text:p>
      <text:p text:style-name="P1">exam_st_date = (11, 12, 2014)</text:p>
      <text:p text:style-name="Standard">Sample Output : The examination will start from : 11 / 12 / 2014</text:p>
      <text:p text:style-name="Standard"/>
      <text:p text:style-name="P8">code :-</text:p>
      <text:p text:style-name="P8"><text:tab/>exam=(11,12,2014)</text:p>
      <text:p text:style-name="P8"><text:s/><text:tab/>print(“The examination schedule will start form : %i,%i,%i”%exam)</text:p>
      <text:p text:style-name="P5"/>
      <text:p text:style-name="Standard"/>
      <text:p text:style-name="Standard">10. <text:span text:style-name="T5">Write a Python program that accepts an integer (n) and computes the value of n+nn+nnn.</text:span></text:p>
      <text:p text:style-name="P1">Sample value of n is 5</text:p>
      <text:p text:style-name="P1">Expected Result : 615</text:p>
      <text:p text:style-name="Standard"/>
      <text:p text:style-name="P9">code:-</text:p>
      <text:p text:style-name="P9"><text:tab/>n=int(input(“enter a number :- “,)</text:p>
      <text:p text:style-name="P9"><text:tab/>nn=int(str(n)+str(n))</text:p>
      <text:p text:style-name="P9"><text:tab/>nnn=int(str(n)+str(n)+str(n))</text:p>
      <text:p text:style-name="P9"><text:tab/>x=n+nn+nnn</text:p>
      <text:p text:style-name="P9"><text:tab/>print(x)</text:p>
      <text:p text:style-name="Standard"/>
      <text:p text:style-name="Standard">11. <text:span text:style-name="T5">Write a Python program to print the documents (syntax, description etc.) of Python built-in function(s).</text:span></text:p>
      <text:p text:style-name="P1">Sample function : abs()</text:p>
      <text:p text:style-name="Standard">Expected Result :</text:p>
      <text:p text:style-name="Standard">abs(number) -&gt; number</text:p>
      <text:p text:style-name="Standard">Return the absolute value of the argument.</text:p>
      <text:p text:style-name="Standard">.</text:p>
      <text:p text:style-name="Standard"/>
      <text:p text:style-name="Standard">12. <text:span text:style-name="T5">Write a Python program that prints the calendar for a given month and year.</text:span></text:p>
      <text:p text:style-name="P1">Note : Use 'calendar' module.</text:p>
      <text:p text:style-name="P2"/>
      <text:p text:style-name="P10">Code :- </text:p>
      <text:p text:style-name="P10"><text:tab/>import calendar</text:p>
      <text:p text:style-name="P10"><text:tab/>yy=2023</text:p>
      <text:p text:style-name="P10"><text:tab/>mm=12</text:p>
      <text:p text:style-name="P10"><text:tab/>print(claendar.<text:span text:style-name="T11">month</text:span>(yy,mm))</text:p>
      <text:p text:style-name="Standard"/>
      <text:p text:style-name="Standard">13. <text:span text:style-name="T14">Write a Python program to print the following 'here document'.</text:span></text:p>
      <text:p text:style-name="P35">Sample string :</text:p>
      <text:p text:style-name="P35">a string that you "don't" have to escape</text:p>
      <text:p text:style-name="P35">This</text:p>
      <text:p text:style-name="P35">is a ....... multi-line</text:p>
      <text:p text:style-name="P35">heredoc string --------&gt; examp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4. <text:span text:style-name="T5">Write a Python program to calculate the number of days between two dates.</text:span></text:p>
      <text:p text:style-name="P1">Sample dates : (2014, 7, 2), (2014, 7, 11)</text:p>
      <text:p text:style-name="P1">Expected output : 9 days</text:p>
      <text:p text:style-name="P27"/>
      <text:p text:style-name="P27">code:-</text:p>
      <text:p text:style-name="P27"/>
      <text:p text:style-name="P22"><text:tab/>from datetime import date</text:p>
      <text:p text:style-name="P22"><text:s/><text:tab/>d0 = date(20<text:span text:style-name="T12">14</text:span>, <text:span text:style-name="T12">7</text:span>, <text:span text:style-name="T12">2</text:span>)</text:p>
      <text:p text:style-name="P22"><text:s/><text:tab/>d1 = date(200<text:span text:style-name="T12">14</text:span> ,<text:span text:style-name="T12">7</text:span>, <text:span text:style-name="T12">11</text:span>) </text:p>
      <text:p text:style-name="P22"><text:tab/>delta = d1 - d0 </text:p>
      <text:p text:style-name="P22"><text:tab/>print(delta.days)</text:p>
      <text:p text:style-name="Standard"/>
      <text:p text:style-name="P31">15. <text:span text:style-name="T5">Write a Python program to get the volume of a sphere with radius </text:span><text:span text:style-name="T6">6</text:span></text:p>
      <text:p text:style-name="P3"/>
      <text:p text:style-name="P28"><text:span text:style-name="T3">c</text:span><text:span text:style-name="T1">ode :-</text:span></text:p>
      <text:p text:style-name="P26"><text:tab/>import math</text:p>
      <text:p text:style-name="P26"><text:tab/>r=6</text:p>
      <text:p text:style-name="P26"><text:tab/>area=4*math.pi*r*r</text:p>
      <text:p text:style-name="P26"><text:tab/>print(area)</text:p>
      <text:p text:style-name="Standard"/>
      <text:p text:style-name="Standard">16. <text:span text:style-name="T14">Write a Python program to calculate the difference between a given number and 17. If the number is greater than 17, return twice the absolute difference.</text:span></text:p>
      <text:p text:style-name="P35">.</text:p>
      <text:p text:style-name="P35"/>
      <text:p text:style-name="P35">17. Write a Python program to test whether a number is within 100 of 1000 or 2000.</text:p>
      <text:p text:style-name="P35">.</text:p>
      <text:p text:style-name="P35"/>
      <text:p text:style-name="P35">18. Write a Python program to calculate the sum of three given numbers. If the values are equal, return three times their sum.</text:p>
      <text:p text:style-name="P35">.</text:p>
      <text:p text:style-name="P35"/>
      <text:p text:style-name="P35">19. Write a Python program to get a newly-generated string from a given string where "Is" has been added to the front. Return the string unchanged if the given string already begins with "Is".</text:p>
      <text:p text:style-name="P35">.</text:p>
      <text:p text:style-name="P35"/>
      <text:p text:style-name="P35">20. Write a Python program that returns a string that is n (non-negative integer) copies of a given string.</text:p>
      <text:p text:style-name="P35">.</text:p>
      <text:p text:style-name="P35"/>
      <text:p text:style-name="P35">21. Write a Python program that determines whether a given number (accepted from the user) is even or odd, and prints an appropriate message to the user.</text:p>
      <text:p text:style-name="P35">.</text:p>
      <text:p text:style-name="P35"/>
      <text:p text:style-name="P35">22. Write a Python program to count the number 4 in a given list.</text:p>
      <text:p text:style-name="P35">.</text:p>
      <text:p text:style-name="P35"/>
      <text:p text:style-name="P35">23. Write a Python program to get n (non-negative integer) copies of the first 2 characters of a given string. Return n copies of the whole string if the length is less than 2.</text:p>
      <text:p text:style-name="P35">.</text:p>
      <text:p text:style-name="P35"/>
      <text:p text:style-name="P35">24. Write a Python program to test whether a passed letter is a vowel or not.</text:p>
      <text:p text:style-name="P35">.</text:p>
      <text:p text:style-name="Standard"><text:soft-page-break/></text:p>
      <text:p text:style-name="Standard">25. W<text:span text:style-name="T14">rite a Python program that checks whether a specified value is contained within a group of values.</text:span></text:p>
      <text:p text:style-name="P35">Test Data :</text:p>
      <text:p text:style-name="P35">3 -&gt; [1, 5, 8, 3] : True</text:p>
      <text:p text:style-name="P35">-1 -&gt; [1, 5, 8, 3] : False</text:p>
      <text:p text:style-name="Standard"/>
      <text:p text:style-name="Standard">.</text:p>
      <text:p text:style-name="Standard"/>
      <text:p text:style-name="Standard">26. Write a Python program to create a histogram from a given list of integers.</text:p>
      <text:p text:style-name="Standard">.</text:p>
      <text:p text:style-name="Standard"/>
      <text:p text:style-name="Standard">27. Write a Python program that concatenates all elements in a list into a string and returns it.</text:p>
      <text:p text:style-name="Standard">.</text:p>
      <text:p text:style-name="Standard"/>
      <text:p text:style-name="P32">28. Write a Python program to print all even numbers from a given list of numbers in the same order and stop printing any after 237 in the sequence.</text:p>
      <text:p text:style-name="P32">Sample numbers list :</text:p>
      <text:p text:style-name="P32"/>
      <text:p text:style-name="P32">numbers = [ <text:s text:c="3"/></text:p>
      <text:p text:style-name="P32"><text:s text:c="4"/>386, 462, 47, 418, 907, 344, 236, 375, 823, 566, 597, 978, 328, 615, 953, 345, </text:p>
      <text:p text:style-name="P32"><text:s text:c="4"/>399, 162, 758, 219, 918, 237, 412, 566, 826, 248, 866, 950, 626, 949, 687, 217, </text:p>
      <text:p text:style-name="P32"><text:s text:c="4"/>815, 67, 104, 58, 512, 24, 892, 894, 767, 553, 81, 379, 843, 831, 445, 742, 717, </text:p>
      <text:p text:style-name="P32"><text:s text:c="4"/>958,743, 527</text:p>
      <text:p text:style-name="P32"><text:s text:c="4"/>]</text:p>
      <text:p text:style-name="Standard">.</text:p>
      <text:p text:style-name="Standard"/>
      <text:p text:style-name="P11">code :-</text:p>
      <text:p text:style-name="P5"/>
      <text:p text:style-name="P5">numbers = [ <text:s text:c="3"/></text:p>
      <text:p text:style-name="P5"><text:s text:c="4"/>386, 462, 47, 418, 907, 344, 236, 375, 823, 566, 597, 978, 328, 615, 953, 345, </text:p>
      <text:p text:style-name="P5"><text:s text:c="4"/>399, 162, 758, 219, 918, 237, 412, 566, 826, 248, 866, 950, 626, 949, 687, 217, </text:p>
      <text:p text:style-name="P5"><text:s text:c="4"/>815, 67, 104, 58, 512, 24, 892, 894, 767, 553, 81, 379, 843, 831, 445, 742, 717, </text:p>
      <text:p text:style-name="P5"><text:s text:c="4"/>958,743, 527</text:p>
      <text:p text:style-name="P5"><text:s text:c="4"/>]</text:p>
      <text:p text:style-name="P5">for i in numbers:</text:p>
      <text:p text:style-name="P5"><text:s text:c="4"/>if i==247:</text:p>
      <text:p text:style-name="P5"><text:s text:c="8"/>break</text:p>
      <text:p text:style-name="P5"><text:s text:c="4"/>if i % 2 == 0:</text:p>
      <text:p text:style-name="P5"><text:s text:c="8"/>print(i)</text:p>
      <text:p text:style-name="Standard"/>
      <text:p text:style-name="P32">29. Write a Python program that prints out all colors from color_list_1 that are not present in color_list_2.</text:p>
      <text:p text:style-name="P32">Test Data :</text:p>
      <text:p text:style-name="P32">color_list_1 = set(["White", "Black", "Red"])</text:p>
      <text:p text:style-name="P32">color_list_2 = set(["Red", "Green"])</text:p>
      <text:p text:style-name="P32">Expected Output :</text:p>
      <text:p text:style-name="P32">{'Black', 'White'}</text:p>
      <text:p text:style-name="P32"/>
      <text:p text:style-name="P32"/>
      <text:p text:style-name="P32"/>
      <text:p text:style-name="P32"/>
      <text:p text:style-name="P33"><text:soft-page-break/>code :-</text:p>
      <text:p text:style-name="P33"><text:tab/>color_list_1 = set(["White", "Black", "Red"])</text:p>
      <text:p text:style-name="P33">color_list_2 = set(["Red", "Green"])</text:p>
      <text:p text:style-name="P33">print( color_list_1 - <text:s/>color_list_2)</text:p>
      <text:p text:style-name="P34">.</text:p>
      <text:p text:style-name="Standard"/>
      <text:p text:style-name="Standard">30. Write a Python program that will accept the base and height of a triangle and compute its area.</text:p>
      <text:p text:style-name="Standard">.</text:p>
      <text:p text:style-name="Standard"/>
      <text:p text:style-name="P32">31. Write a Python program that computes the greatest common divisor (GCD) of two positive integers.</text:p>
      <text:p text:style-name="Standard"/>
      <text:p text:style-name="P14">Code :- </text:p>
      <text:p text:style-name="P14"><text:tab/>import math</text:p>
      <text:p text:style-name="P14"><text:tab/>print(math.gcd(10,5))</text:p>
      <text:p text:style-name="Standard"/>
      <text:p text:style-name="P32">32. Write a Python program to find the least common multiple (LCM) of two positive integers.</text:p>
      <text:p text:style-name="Standard"/>
      <text:p text:style-name="P14">Code :-</text:p>
      <text:p text:style-name="P14"/>
      <text:p text:style-name="P14"><text:tab/>import math</text:p>
      <text:p text:style-name="P14"><text:tab/>print(math.lcm(5,10))</text:p>
      <text:p text:style-name="Standard">.</text:p>
      <text:p text:style-name="Standard"/>
      <text:p text:style-name="P32">33. Write a Python program to sum three given integers. However, if two values are equal, the sum will be zero.</text:p>
      <text:p text:style-name="Standard"/>
      <text:p text:style-name="P17">Code :-</text:p>
      <text:p text:style-name="P16"/>
      <text:p text:style-name="P15">def sum_with_condition(a, b, c):</text:p>
      <text:p text:style-name="P15"><text:s text:c="4"/>if a == b or b == c or a == c:</text:p>
      <text:p text:style-name="P15"><text:s text:c="8"/>return 0</text:p>
      <text:p text:style-name="P15"><text:s text:c="4"/>else:</text:p>
      <text:p text:style-name="P15"><text:s text:c="8"/>return a + b +cr</text:p>
      <text:p text:style-name="P15">a = int(input("Enter the first integer: "))</text:p>
      <text:p text:style-name="P15">b = int(input("Enter the second integer: "))</text:p>
      <text:p text:style-name="P15">c = int(input("Enter the third integer: "))</text:p>
      <text:p text:style-name="P15">result = sum_with_condition(a, b, c)</text:p>
      <text:p text:style-name="P15">print("Sum with condition:", result)</text:p>
      <text:p text:style-name="P15"/>
      <text:p text:style-name="Standard">.</text:p>
      <text:p text:style-name="Standard"/>
      <text:p text:style-name="Standard">34. Write a Python program to sum two given integers. However, if the sum is between 15 and 20 it will return 20.</text:p>
      <text:p text:style-name="Standard">.</text:p>
      <text:p text:style-name="Standard"/>
      <text:p text:style-name="Standard">35. Write a Python program that returns true if the two given integer values are equal or their sum or difference is 5.</text:p>
      <text:p text:style-name="Standard">.</text:p>
      <text:p text:style-name="Standard"/>
      <text:p text:style-name="Standard">36. Write a Python program to add two objects if both objects are integers.</text:p>
      <text:p text:style-name="Standard">.</text:p>
      <text:p text:style-name="Standard"><text:soft-page-break/></text:p>
      <text:p text:style-name="Standard">37. Write a Python program that displays your name, age, and address on three different lines.</text:p>
      <text:p text:style-name="Standard">.</text:p>
      <text:p text:style-name="Standard"/>
      <text:p text:style-name="Standard">38. Write a Python program to solve (x + y) * (x + y).</text:p>
      <text:p text:style-name="Standard">Test Data : x = 4, y = 3</text:p>
      <text:p text:style-name="Standard">Expected Output : (4 + 3) ^ 2) = 49</text:p>
      <text:p text:style-name="Standard">.</text:p>
      <text:p text:style-name="Standard"/>
      <text:p text:style-name="Standard">39. Write a Python program to compute the future value of a specified principal amount, rate of interest, and number of years.</text:p>
      <text:p text:style-name="Standard">Test Data : amt = 10000, int = 3.5, years = 7</text:p>
      <text:p text:style-name="Standard">Expected Output : 12722.79</text:p>
      <text:p text:style-name="Standard">.</text:p>
      <text:p text:style-name="Standard"/>
      <text:p text:style-name="Standard">40. Write a Python program to calculate the distance between the points (x1, y1) and (x2, y2).</text:p>
      <text:p text:style-name="Standard">.</text:p>
      <text:p text:style-name="Standard"/>
      <text:p text:style-name="Standard">41. Write a Python program to check whether a file exists.</text:p>
      <text:p text:style-name="Standard">.</text:p>
      <text:p text:style-name="Standard"/>
      <text:p text:style-name="Standard">42. Write a Python program to determine if a Python shell is executing in 32bit or 64bit mode on OS.</text:p>
      <text:p text:style-name="Standard">.</text:p>
      <text:p text:style-name="Standard"/>
      <text:p text:style-name="Standard">43. Write a Python program to get OS name, platform and release information.</text:p>
      <text:p text:style-name="Standard">.</text:p>
      <text:p text:style-name="Standard"/>
      <text:p text:style-name="Standard">44. Write a Python program to locate Python site packages.</text:p>
      <text:p text:style-name="Standard">.</text:p>
      <text:p text:style-name="Standard"/>
      <text:p text:style-name="Standard">45. Write a Python program that calls an external command.</text:p>
      <text:p text:style-name="Standard">.</text:p>
      <text:p text:style-name="Standard"/>
      <text:p text:style-name="Standard">46. Write a Python program to retrieve the path and name of the file currently being executed.</text:p>
      <text:p text:style-name="Standard">.</text:p>
      <text:p text:style-name="Standard"/>
      <text:p text:style-name="Standard">47. Write a Python program to find out the number of CPUs used.</text:p>
      <text:p text:style-name="Standard">.</text:p>
      <text:p text:style-name="Standard"/>
      <text:p text:style-name="Standard">48. Write a Python program to parse a string to float or integer.</text:p>
      <text:p text:style-name="Standard">.</text:p>
      <text:p text:style-name="Standard"/>
      <text:p text:style-name="Standard">49. Write a Python program to list all files in a directory.</text:p>
      <text:p text:style-name="Standard">.</text:p>
      <text:p text:style-name="Standard"/>
      <text:p text:style-name="Standard">50. Write a Python program to print without a newline or space.</text:p>
      <text:p text:style-name="Standard">.</text:p>
      <text:p text:style-name="Standard"/>
      <text:p text:style-name="Standard">51. Write a Python program to determine the profiling of Python programs.</text:p>
      <text:p text:style-name="Standard">Note: A profile is a set of statistics that describes how often and for how long various parts of the program executed. These statistics can be formatted into reports via the pstats module.</text:p>
      <text:p text:style-name="Standard"><text:soft-page-break/>.</text:p>
      <text:p text:style-name="Standard"/>
      <text:p text:style-name="Standard">52. Write a Python program to print to STDERR.</text:p>
      <text:p text:style-name="Standard">.</text:p>
      <text:p text:style-name="Standard"/>
      <text:p text:style-name="Standard">53. Write a Python program to access environment variables.</text:p>
      <text:p text:style-name="Standard">.</text:p>
      <text:p text:style-name="Standard"/>
      <text:p text:style-name="Standard">54. Write a Python program to get the current username.</text:p>
      <text:p text:style-name="Standard">.</text:p>
      <text:p text:style-name="Standard"/>
      <text:p text:style-name="Standard">55. Write a Python program to find local IP addresses using Python's stdlib.</text:p>
      <text:p text:style-name="Standard">.</text:p>
      <text:p text:style-name="Standard"/>
      <text:p text:style-name="Standard">56. Write a Python program to get the height and width of the console window.</text:p>
      <text:p text:style-name="Standard">.</text:p>
      <text:p text:style-name="Standard"/>
      <text:p text:style-name="Standard">57. Write a Python program to get the execution time of a Python method.</text:p>
      <text:p text:style-name="Standard">.</text:p>
      <text:p text:style-name="Standard"/>
      <text:p text:style-name="Standard">58. Write a Python program to sum the first n positive integers.</text:p>
      <text:p text:style-name="Standard">.</text:p>
      <text:p text:style-name="Standard"/>
      <text:p text:style-name="Standard">59. Write a Python program to convert height (in feet and inches) to centimeters.</text:p>
      <text:p text:style-name="Standard">.</text:p>
      <text:p text:style-name="Standard"/>
      <text:p text:style-name="Standard">60. Write a Python program to calculate the hypotenuse of a right angled triangle.</text:p>
      <text:p text:style-name="Standard">.</text:p>
      <text:p text:style-name="Standard"/>
      <text:p text:style-name="Standard">61. Write a Python program to convert the distance (in feet) to inches, yards, and miles.</text:p>
      <text:p text:style-name="Standard">.</text:p>
      <text:p text:style-name="Standard"/>
      <text:p text:style-name="Standard">62. Write a Python program to convert all units of time into seconds.</text:p>
      <text:p text:style-name="Standard">.</text:p>
      <text:p text:style-name="Standard"/>
      <text:p text:style-name="Standard">63. Write a Python program to get an absolute file path.</text:p>
      <text:p text:style-name="Standard">.</text:p>
      <text:p text:style-name="Standard"/>
      <text:p text:style-name="Standard">64. Write a Python program that retrieves the date and time of file creation and modification.</text:p>
      <text:p text:style-name="Standard">.</text:p>
      <text:p text:style-name="Standard"/>
      <text:p text:style-name="Standard">65. Write a Python program that converts seconds into days, hours, minutes, and seconds.</text:p>
      <text:p text:style-name="Standard">.</text:p>
      <text:p text:style-name="Standard"/>
      <text:p text:style-name="Standard">66. Write a Python program to calculate the body mass index.</text:p>
      <text:p text:style-name="Standard">.</text:p>
      <text:p text:style-name="Standard"/>
      <text:p text:style-name="Standard">67. Write a Python program to convert pressure in kilopascals to pounds per square inch, a millimeter of mercury (mmHg) and atmosphere pressure.</text:p>
      <text:p text:style-name="Standard">.</text:p>
      <text:p text:style-name="Standard"/>
      <text:p text:style-name="Standard">68. Write a Python program to calculate sum of digits of a number.</text:p>
      <text:p text:style-name="Standard"><text:soft-page-break/>.</text:p>
      <text:p text:style-name="Standard"/>
      <text:p text:style-name="Standard">69. Write a Python program to sort three integers without using conditional statements and loops.</text:p>
      <text:p text:style-name="Standard">.</text:p>
      <text:p text:style-name="Standard"/>
      <text:p text:style-name="Standard">70. Write a Python program to sort files by date.</text:p>
      <text:p text:style-name="Standard">.</text:p>
      <text:p text:style-name="Standard"/>
      <text:p text:style-name="Standard">71. Write a Python program to get a directory listing, sorted by creation date.</text:p>
      <text:p text:style-name="Standard">.</text:p>
      <text:p text:style-name="Standard"/>
      <text:p text:style-name="Standard">72. Write a Python program to get the details of the math module.</text:p>
      <text:p text:style-name="Standard">.</text:p>
      <text:p text:style-name="Standard"/>
      <text:p text:style-name="Standard">73. Write a Python program to calculate the midpoints of a line.</text:p>
      <text:p text:style-name="Standard">.</text:p>
      <text:p text:style-name="Standard"/>
      <text:p text:style-name="Standard">74. Write a Python program to hash a word.</text:p>
      <text:p text:style-name="Standard">.</text:p>
      <text:p text:style-name="Standard"/>
      <text:p text:style-name="Standard">75. Write a Python program to get the copyright information and write Copyright information in Python code.</text:p>
      <text:p text:style-name="Standard">.</text:p>
      <text:p text:style-name="Standard"/>
      <text:p text:style-name="Standard">76. Write a Python program to get the command-line arguments (name of the script, the number of arguments, arguments) passed to a script.</text:p>
      <text:p text:style-name="Standard">.</text:p>
      <text:p text:style-name="Standard"/>
      <text:p text:style-name="Standard">77. Write a Python program to test whether the system is a big-endian platform or a little-endian platform.</text:p>
      <text:p text:style-name="Standard">.</text:p>
      <text:p text:style-name="Standard"/>
      <text:p text:style-name="Standard">78. Write a Python program to find the available built-in modules.</text:p>
      <text:p text:style-name="Standard">.</text:p>
      <text:p text:style-name="Standard"/>
      <text:p text:style-name="Standard">79. Write a Python program to get the size of an object in bytes.</text:p>
      <text:p text:style-name="Standard">.</text:p>
      <text:p text:style-name="Standard"/>
      <text:p text:style-name="Standard">80. Write a Python program to get the current value of the recursion limit.</text:p>
      <text:p text:style-name="Standard">.</text:p>
      <text:p text:style-name="Standard"/>
      <text:p text:style-name="Standard">81. Write a Python program to concatenate N strings.</text:p>
      <text:p text:style-name="Standard">.</text:p>
      <text:p text:style-name="Standard"/>
      <text:p text:style-name="Standard">82. Write a Python program to calculate the sum of all items of a container (tuple, list, set, dictionary).</text:p>
      <text:p text:style-name="Standard">.</text:p>
      <text:p text:style-name="Standard"/>
      <text:p text:style-name="Standard">83. Write a Python program to test whether all numbers in a list are greater than a certain number.</text:p>
      <text:p text:style-name="Standard">.</text:p>
      <text:p text:style-name="Standard"/>
      <text:p text:style-name="Standard">84. Write a Python program to count the number of occurrences of a specific character in a string.</text:p>
      <text:p text:style-name="Standard"><text:soft-page-break/>.</text:p>
      <text:p text:style-name="Standard"/>
      <text:p text:style-name="Standard">85. Write a Python program to check whether a file path is a file or a directory.</text:p>
      <text:p text:style-name="Standard">.</text:p>
      <text:p text:style-name="Standard"/>
      <text:p text:style-name="Standard">86. Write a Python program to get the ASCII value of a character.</text:p>
      <text:p text:style-name="Standard">.</text:p>
      <text:p text:style-name="Standard"/>
      <text:p text:style-name="Standard">87. Write a Python program to get the size of a file.</text:p>
      <text:p text:style-name="Standard">.</text:p>
      <text:p text:style-name="Standard"/>
      <text:p text:style-name="Standard">88. Given variables x=30 and y=20, write a Python program to print "30+20=50".</text:p>
      <text:p text:style-name="Standard">.</text:p>
      <text:p text:style-name="Standard"/>
      <text:p text:style-name="Standard">89. Write a Python program to perform an action if a condition is true.</text:p>
      <text:p text:style-name="Standard">Given a variable name, if the value is 1, display the string "First day of a Month!" and do nothing if the value is not equal.</text:p>
      <text:p text:style-name="Standard">.</text:p>
      <text:p text:style-name="Standard"/>
      <text:p text:style-name="Standard">90. Write a Python program to create a copy of its own source code.</text:p>
      <text:p text:style-name="Standard">.</text:p>
      <text:p text:style-name="Standard"/>
      <text:p text:style-name="Standard"/>
      <text:p text:style-name="P32">91. Write a Python program to swap two variables.</text:p>
      <text:p text:style-name="Standard"/>
      <text:p text:style-name="P13">Code :-<text:tab/></text:p>
      <text:p text:style-name="P13"><text:tab/>A=10</text:p>
      <text:p text:style-name="P13"><text:tab/>B=5</text:p>
      <text:p text:style-name="P13"><text:tab/>temp=a</text:p>
      <text:p text:style-name="P13"><text:tab/>a=b</text:p>
      <text:p text:style-name="P13"><text:tab/>b=temp</text:p>
      <text:p text:style-name="P13"><text:tab/>print(a,b)</text:p>
      <text:p text:style-name="P5">.</text:p>
      <text:p text:style-name="Standard"/>
      <text:p text:style-name="Standard">92. Write a Python program to define a string containing special characters in various forms.</text:p>
      <text:p text:style-name="Standard">.</text:p>
      <text:p text:style-name="Standard"/>
      <text:p text:style-name="Standard">93. Write a Python program to get the Identity, Type, and Value of an object.</text:p>
      <text:p text:style-name="Standard">.</text:p>
      <text:p text:style-name="Standard"/>
      <text:p text:style-name="Standard">94. Write a Python program to convert the bytes in a given string to a list of integers.</text:p>
      <text:p text:style-name="Standard">.</text:p>
      <text:p text:style-name="Standard"/>
      <text:p text:style-name="Standard">95. Write a Python program to check whether a string is numeric.</text:p>
      <text:p text:style-name="Standard">.</text:p>
      <text:p text:style-name="Standard"/>
      <text:p text:style-name="Standard">96. Write a Python program to print the current call stack.</text:p>
      <text:p text:style-name="Standard">.</text:p>
      <text:p text:style-name="Standard"/>
      <text:p text:style-name="Standard">97. Write a Python program to list the special variables used in the language.</text:p>
      <text:p text:style-name="Standard">.</text:p>
      <text:p text:style-name="Standard"/>
      <text:p text:style-name="Standard"><text:soft-page-break/>98. Write a Python program to get system time.</text:p>
      <text:p text:style-name="Standard"/>
      <text:p text:style-name="Standard">Note : The system time is important for debugging, network information, random number seeds, or something as simple as program performance.</text:p>
      <text:p text:style-name="Standard">.</text:p>
      <text:p text:style-name="Standard"/>
      <text:p text:style-name="Standard">99. Write a Python program to clear the screen or terminal.</text:p>
      <text:p text:style-name="Standard">.</text:p>
      <text:p text:style-name="Standard"/>
      <text:p text:style-name="Standard">100. Write a Python program to get the name of the host on which the routine is running.</text:p>
      <text:p text:style-name="Standard">.</text:p>
      <text:p text:style-name="Standard"/>
      <text:p text:style-name="Standard">101. Write a Python program to access and print a URL's content to the console.</text:p>
      <text:p text:style-name="Standard">.</text:p>
      <text:p text:style-name="Standard"/>
      <text:p text:style-name="Standard">102. Write a Python program to get system command output.</text:p>
      <text:p text:style-name="Standard">.</text:p>
      <text:p text:style-name="Standard"/>
      <text:p text:style-name="Standard">103. Write a Python program to extract the filename from a given path.</text:p>
      <text:p text:style-name="Standard">.</text:p>
      <text:p text:style-name="Standard"/>
      <text:p text:style-name="Standard">104. Write a Python program to get the effective group id, effective user id, real group id, and a list of supplemental group ids associated with the current process.</text:p>
      <text:p text:style-name="Standard">Note: Availability: Unix.</text:p>
      <text:p text:style-name="Standard">.</text:p>
      <text:p text:style-name="Standard"/>
      <text:p text:style-name="Standard">105. Write a Python program to get the users environment.</text:p>
      <text:p text:style-name="Standard">.</text:p>
      <text:p text:style-name="Standard"/>
      <text:p text:style-name="Standard">106. Write a Python program to divide a path by the extension separator.</text:p>
      <text:p text:style-name="Standard">.</text:p>
      <text:p text:style-name="Standard"/>
      <text:p text:style-name="Standard">107. Write a Python program to retrieve file properties.</text:p>
      <text:p text:style-name="Standard">.</text:p>
      <text:p text:style-name="Standard"/>
      <text:p text:style-name="Standard">108. Write a Python program to find the path to a file or directory when you encounter a path name.</text:p>
      <text:p text:style-name="Standard">.</text:p>
      <text:p text:style-name="Standard"/>
      <text:p text:style-name="Standard">109. Write a Python program to find the path to a file or directory when you encounter a path name.</text:p>
      <text:p text:style-name="Standard">.</text:p>
      <text:p text:style-name="Standard"/>
      <text:p text:style-name="Standard">110. Write a Python program to get numbers divisible by fifteen from a list using an anonymous function.</text:p>
      <text:p text:style-name="Standard">.</text:p>
      <text:p text:style-name="Standard"/>
      <text:p text:style-name="Standard">111. Write a Python program to make file lists from the current directory using a wildcard.</text:p>
      <text:p text:style-name="Standard">.</text:p>
      <text:p text:style-name="Standard"/>
      <text:p text:style-name="Standard">112. Write a Python program to remove the first item from a specified list.</text:p>
      <text:p text:style-name="Standard">.</text:p>
      <text:p text:style-name="Standard"/>
      <text:p text:style-name="Standard"><text:soft-page-break/>113. Write a Python program that inputs a number and generates an error message if it is not a number.</text:p>
      <text:p text:style-name="Standard">.</text:p>
      <text:p text:style-name="Standard"/>
      <text:p text:style-name="Standard">114. Write a Python program to filter positive numbers from a list.</text:p>
      <text:p text:style-name="Standard">.</text:p>
      <text:p text:style-name="Standard"/>
      <text:p text:style-name="Standard">115. Write a Python program to compute the product of a list of integers (without using a for loop).</text:p>
      <text:p text:style-name="Standard">.</text:p>
      <text:p text:style-name="Standard"/>
      <text:p text:style-name="Standard">116. Write a Python program to print Unicode characters.</text:p>
      <text:p text:style-name="Standard">.</text:p>
      <text:p text:style-name="Standard"/>
      <text:p text:style-name="Standard">117. Write a Python program to prove that two string variables of the same value point to the same memory location.</text:p>
      <text:p text:style-name="Standard">.</text:p>
      <text:p text:style-name="Standard"/>
      <text:p text:style-name="Standard">118. Write a Python program to create a bytearray from a list.</text:p>
      <text:p text:style-name="Standard">.</text:p>
      <text:p text:style-name="Standard"/>
      <text:p text:style-name="Standard">119. Write a Python program to round a floating-point number to a specified number of decimal places.</text:p>
      <text:p text:style-name="Standard">.</text:p>
      <text:p text:style-name="Standard"/>
      <text:p text:style-name="Standard">120. Write a Python program to format a specified string and limit the length of a string.</text:p>
      <text:p text:style-name="Standard">.</text:p>
      <text:p text:style-name="Standard"/>
      <text:p text:style-name="Standard">121. Write a Python program to determine if a variable is defined or not.</text:p>
      <text:p text:style-name="Standard">.</text:p>
      <text:p text:style-name="Standard"/>
      <text:p text:style-name="Standard">122. Write a Python program to empty a variable without destroying it.</text:p>
      <text:p text:style-name="Standard"/>
      <text:p text:style-name="Standard">Sample data: n=20</text:p>
      <text:p text:style-name="Standard">d = {"x":200}</text:p>
      <text:p text:style-name="Standard">Expected Output : 0</text:p>
      <text:p text:style-name="Standard">{}</text:p>
      <text:p text:style-name="Standard"/>
      <text:p text:style-name="Standard">.</text:p>
      <text:p text:style-name="Standard"/>
      <text:p text:style-name="Standard">123. Write a Python program to determine the largest and smallest integers, longs, and floats.</text:p>
      <text:p text:style-name="Standard">.</text:p>
      <text:p text:style-name="Standard"/>
      <text:p text:style-name="Standard">124. Write a Python program to check whether multiple variables have the same value.</text:p>
      <text:p text:style-name="Standard">.</text:p>
      <text:p text:style-name="Standard"/>
      <text:p text:style-name="Standard">125. Write a Python program to sum all counts in a collection.</text:p>
      <text:p text:style-name="Standard">.</text:p>
      <text:p text:style-name="Standard"/>
      <text:p text:style-name="Standard">126. Write a Python program to get the actual module object for a given object.</text:p>
      <text:p text:style-name="Standard">.</text:p>
      <text:p text:style-name="Standard"/>
      <text:p text:style-name="Standard">127. Write a Python program to check whether an integer fits in 64 bits.</text:p>
      <text:p text:style-name="Standard"><text:soft-page-break/>.</text:p>
      <text:p text:style-name="Standard"/>
      <text:p text:style-name="Standard">128. Write a Python program to check whether lowercase letters exist in a string.</text:p>
      <text:p text:style-name="Standard">.</text:p>
      <text:p text:style-name="Standard"/>
      <text:p text:style-name="Standard">129. Write a Python program to add leading zeroes to a string.</text:p>
      <text:p text:style-name="Standard">.</text:p>
      <text:p text:style-name="Standard"/>
      <text:p text:style-name="Standard">130. Write a Python program that uses double quotes to display strings.</text:p>
      <text:p text:style-name="Standard">.</text:p>
      <text:p text:style-name="Standard"/>
      <text:p text:style-name="Standard">131. Write a Python program to split a variable length string into variables.</text:p>
      <text:p text:style-name="Standard">.</text:p>
      <text:p text:style-name="Standard"/>
      <text:p text:style-name="Standard">132. Write a Python program to list the home directory without an absolute path.</text:p>
      <text:p text:style-name="Standard">.</text:p>
      <text:p text:style-name="Standard"/>
      <text:p text:style-name="Standard">133. Write a Python program to calculate the time runs (difference between start and current time) of a program.</text:p>
      <text:p text:style-name="Standard">.</text:p>
      <text:p text:style-name="Standard"/>
      <text:p text:style-name="Standard">134. Write a Python program to input two integers on a single line.</text:p>
      <text:p text:style-name="Standard">.</text:p>
      <text:p text:style-name="Standard"/>
      <text:p text:style-name="Standard">135. Write a Python program to print a variable without spaces between values.</text:p>
      <text:p text:style-name="Standard">Sample value : x =30</text:p>
      <text:p text:style-name="Standard">Expected output : Value of x is "30"</text:p>
      <text:p text:style-name="Standard">.</text:p>
      <text:p text:style-name="Standard"/>
      <text:p text:style-name="Standard">136. Write a Python program to find files and skip directories in a given directory.</text:p>
      <text:p text:style-name="Standard">.</text:p>
      <text:p text:style-name="Standard"/>
      <text:p text:style-name="Standard">137. Write a Python program to extract a single key-value pair from a dictionary into variables.</text:p>
      <text:p text:style-name="Standard">.</text:p>
      <text:p text:style-name="Standard"/>
      <text:p text:style-name="Standard">138. Write a Python program to convert true to 1 and false to 0.</text:p>
      <text:p text:style-name="Standard">.</text:p>
      <text:p text:style-name="Standard"/>
      <text:p text:style-name="Standard">139. Write a Python program to validate an IP address.</text:p>
      <text:p text:style-name="Standard">.</text:p>
      <text:p text:style-name="Standard"/>
      <text:p text:style-name="Standard">140. Write a Python program to convert an integer to binary that keeps leading zeros.</text:p>
      <text:p text:style-name="Standard">Sample data : x=12</text:p>
      <text:p text:style-name="Standard">Expected output : 00001100</text:p>
      <text:p text:style-name="Standard">0000001100</text:p>
      <text:p text:style-name="Standard">.</text:p>
      <text:p text:style-name="Standard"/>
      <text:p text:style-name="Standard">141. Write a python program to convert decimal to hexadecimal.</text:p>
      <text:p text:style-name="Standard">Sample decimal number: 30, 4</text:p>
      <text:p text:style-name="Standard">Expected output: 1e, 04</text:p>
      <text:p text:style-name="Standard">.</text:p>
      <text:p text:style-name="Standard"/>
      <text:p text:style-name="Standard"><text:soft-page-break/>142. Write a Python program to check if every consecutive sequence of zeroes is followed by a consecutive sequence of ones of same length in a given string. Return True/False.</text:p>
      <text:p text:style-name="Standard">Original sequence: 01010101</text:p>
      <text:p text:style-name="Standard">Check if every consecutive sequence of zeroes is followed by a consecutive sequence of ones in the said string:</text:p>
      <text:p text:style-name="Standard">True</text:p>
      <text:p text:style-name="Standard">Original sequence: 00</text:p>
      <text:p text:style-name="Standard">Check if every consecutive sequence of zeroes is followed by a consecutive sequence of ones in the said string:</text:p>
      <text:p text:style-name="Standard">False</text:p>
      <text:p text:style-name="Standard">Original sequence: 000111000111</text:p>
      <text:p text:style-name="Standard">Check if every consecutive sequence of zeroes is followed by a consecutive sequence of ones in the said string:</text:p>
      <text:p text:style-name="Standard">True</text:p>
      <text:p text:style-name="Standard">Original sequence: 00011100011</text:p>
      <text:p text:style-name="Standard">Check if every consecutive sequence of zeroes is followed by a consecutive sequence of ones in the said string:</text:p>
      <text:p text:style-name="Standard">False</text:p>
      <text:p text:style-name="Standard">.</text:p>
      <text:p text:style-name="Standard"/>
      <text:p text:style-name="Standard">143. Write a Python program to determine if the Python shell is executing in 32-bit or 64-bit mode on the operating system.</text:p>
      <text:p text:style-name="Standard">.</text:p>
      <text:p text:style-name="Standard"/>
      <text:p text:style-name="Standard">144. Write a Python program to check whether a variable is an integer or string.</text:p>
      <text:p text:style-name="Standard">.</text:p>
      <text:p text:style-name="Standard"/>
      <text:p text:style-name="P32">145. Write a Python program to test if a variable is a list, tuple, or set.</text:p>
      <text:p text:style-name="Standard"/>
      <text:p text:style-name="P12">Code:-</text:p>
      <text:p text:style-name="P12"><text:s/><text:tab/>x=[1,2,4,56,67]</text:p>
      <text:p text:style-name="P12"><text:tab/>print(type(x))</text:p>
      <text:p text:style-name="Standard"/>
      <text:p text:style-name="Standard">146. Write a Python program to find the location of Python module sources.</text:p>
      <text:p text:style-name="Standard">.</text:p>
      <text:p text:style-name="Standard"/>
      <text:p text:style-name="Standard">147. Write a Python function to check whether a number is divisible by another number. Accept two integer values from the user.</text:p>
      <text:p text:style-name="Standard">.</text:p>
      <text:p text:style-name="Standard"/>
      <text:p text:style-name="Standard">148. <text:span text:style-name="T13">Write a Python function to find the maximum and minimum numbers from a sequence of numbers.</text:span></text:p>
      <text:p text:style-name="P32">Note: Do not use built-in functions.</text:p>
      <text:p text:style-name="P32"/>
      <text:p text:style-name="P24">Code :- </text:p>
      <text:p text:style-name="P24"><text:tab/> x=[1,4,8,34,87,37,223,678]</text:p>
      <text:p text:style-name="P24"><text:tab/>x.sor()</text:p>
      <text:p text:style-name="P24"><text:tab/>print(“min value is:-”,x[0], \n ”max value is :-”,x[-1])</text:p>
      <text:p text:style-name="P29">.</text:p>
      <text:p text:style-name="Standard"/>
      <text:p text:style-name="Standard">149. Write a Python function that takes a positive integer and returns the sum of the cube of all positive integers smaller than the specified number.</text:p>
      <text:p text:style-name="Standard"><text:soft-page-break/>.</text:p>
      <text:p text:style-name="Standard"/>
      <text:p text:style-name="Standard">150. Write a Python function to check whether a distinct pair of numbers whose product is odd is present in a sequence of integer values.</text:p>
      <text:p text:style-name="Standard"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9:31:19.869282443</meta:creation-date>
    <dc:date>2023-08-25T19:09:50.372071122</dc:date>
    <meta:editing-duration>PT4H53M31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5" meta:paragraph-count="478" meta:word-count="3425" meta:character-count="18594" meta:non-whitespace-character-count="15435"/>
  </office:meta>
</office:document-meta>
</file>